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e71be" officeooo:paragraph-rsid="001e71be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officeooo:rsid="001e71be" officeooo:paragraph-rsid="001e71be"/>
    </style:style>
    <style:style style:name="P4" style:family="paragraph" style:parent-style-name="Preformatted_20_Text">
      <style:text-properties style:font-name="Liberation Mono" fo:font-size="10pt" officeooo:rsid="001e71be" officeooo:paragraph-rsid="001e71be" style:font-name-asian="Nimbus Mono L" style:font-size-asian="10pt" style:font-name-complex="Liberation Mono" style:font-size-complex="10pt"/>
    </style:style>
    <style:style style:name="P5" style:family="paragraph" style:parent-style-name="Standard">
      <style:text-properties officeooo:rsid="001e71be" officeooo:paragraph-rsid="001e71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84. ( <text:s/>2) xT # adjustment</text:p>
            <text:p text:style-name="P3"><text:s text:c="2"/>188. ( <text:s/>1) 3T # variety</text:p>
            <text:p text:style-name="P3"><text:s text:c="2"/>209. ( <text:s/>1) 3T # confused</text:p>
            <text:p text:style-name="P3"><text:s text:c="2"/>216. ( <text:s/>1) 3T # aware</text:p>
            <text:p text:style-name="P3"><text:s text:c="2"/>237. ( <text:s/>1) xT # arbitrary</text:p>
            <text:p text:style-name="P4"><text:s text:c="2"/>243. ( <text:s/>1) 3T # custom</text:p>
          </table:table-cell>
          <table:table-cell table:style-name="Table1.B1" office:value-type="string">
            <text:p text:style-name="P2">84. (2) Регулировка xT #</text:p>
            <text:p text:style-name="P2">   188. (1) 3T # сорт</text:p>
            <text:p text:style-name="P2">   209. (1) 3T # растерян</text:p>
            <text:p text:style-name="P2">   216. (1) 3T # осведомлен</text:p>
            <text:p text:style-name="P2">   237. (1) xT # произвольно</text:p>
            <text:p text:style-name="P2">   243. (1) 3T # пользовательский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3">=== Word number is 648</text:p>
      <text:p text:style-name="P3"/>
      <text:p text:style-name="P3">=== Unique word number is 247</text:p>
      <text:p text:style-name="P3"><text:s text:c="3"/></text:p>
      <text:p text:style-name="P3"/>
      <text:p text:style-name="P3">=== Unknown word number is 6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7:29:53.167554105</dc:date>
    <meta:editing-duration>PT32S</meta:editing-duration>
    <meta:editing-cycles>1</meta:editing-cycles>
    <meta:document-statistic meta:table-count="1" meta:image-count="0" meta:object-count="0" meta:page-count="1" meta:paragraph-count="16" meta:word-count="83" meta:character-count="390" meta:non-whitespace-character-count="288"/>
    <meta:generator>LibreOffice/5.1.6.2$Linux_X86_64 LibreOffice_project/10m0$Build-2</meta:generator>
  </office:meta>
</office:document-meta>
</file>